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0000003664A259D7CB658F23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7.828cm, 15.093cm, 13.11cm, 11.495cm)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0.997cm" svg:height="29.7cm" svg:x="0cm" svg:y="0.002cm" svg:viewBox="0 0 20998 29701" draw:points="0,0 20998,0 20998,29701 0,29701">
          <text:p/>
        </draw:polygon>
        <draw:frame draw:style-name="gr2" draw:text-style-name="P2" draw:layer="layout" svg:width="11.699cm" svg:height="1.499cm" svg:x="3.9cm" svg:y="5.3cm">
          <draw:image xlink:href="Pictures/1000000000000600000003664A259D7CB658F23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8cm" fo:page-height="29.6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0T12:21:26.370438938</dc:date>
    <meta:editing-duration>PT1M8S</meta:editing-duration>
    <meta:editing-cycles>1</meta:editing-cycles>
    <meta:document-statistic meta:object-count="2"/>
    <meta:generator>LibreOffice/5.3.6.1$Linux_X86_64 LibreOffice_project/30m0$Build-1</meta:generator>
  </office:meta>
</office:document-meta>
</file>